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Nimbus Sans" officeooo:rsid="0007b0b1" officeooo:paragraph-rsid="0007b0b1"/>
    </style:style>
    <style:style style:name="P2" style:family="paragraph" style:parent-style-name="Standard">
      <style:paragraph-properties fo:break-before="page"/>
      <style:text-properties style:font-name="Nimbus Sans" officeooo:rsid="0010b7a4" officeooo:paragraph-rsid="0010b7a4"/>
    </style:style>
    <style:style style:name="P3" style:family="paragraph" style:parent-style-name="Standard">
      <style:text-properties style:font-name="Nimbus Sans" officeooo:rsid="0010b7a4" officeooo:paragraph-rsid="0010b7a4"/>
    </style:style>
    <style:style style:name="P4" style:family="paragraph" style:parent-style-name="Standard">
      <style:text-properties style:font-name="Nimbus Sans" officeooo:rsid="0010b7a4" officeooo:paragraph-rsid="0010b7a4"/>
    </style:style>
    <style:style style:name="P5" style:family="paragraph" style:parent-style-name="Standard">
      <style:text-properties fo:color="#000000" loext:opacity="100%" style:font-name="Nimbus Sans" officeooo:rsid="0010b7a4" officeooo:paragraph-rsid="0010b7a4"/>
    </style:style>
    <style:style style:name="P6" style:family="paragraph" style:parent-style-name="Standard">
      <style:text-properties officeooo:paragraph-rsid="0010b7a4"/>
    </style:style>
    <style:style style:name="T1" style:family="text">
      <style:text-properties fo:font-style="italic"/>
    </style:style>
    <style:style style:name="T2" style:family="text">
      <style:text-properties fo:color="#000000" loext:opacity="100%" style:font-name="Nimbus Sans"/>
    </style:style>
    <style:style style:name="T3" style:family="text">
      <style:text-properties fo:color="#000000" loext:opacity="100%" style:font-name="Nimbus Sans" officeooo:rsid="0017d4dc"/>
    </style:style>
    <style:style style:name="T4" style:family="text">
      <style:text-properties style:font-name="Nimbus Sans" officeooo:rsid="0007b0b1"/>
    </style:style>
    <style:style style:name="T5" style:family="text">
      <style:text-properties style:font-name="Nimbus Sans" officeooo:rsid="000bb6a6"/>
    </style:style>
    <style:style style:name="T6" style:family="text">
      <style:text-properties style:font-name="Nimbus Sans" officeooo:rsid="000c238a"/>
    </style:style>
    <style:style style:name="T7" style:family="text">
      <style:text-properties style:font-name="Nimbus Sans" officeooo:rsid="000cf69a"/>
    </style:style>
    <style:style style:name="T8" style:family="text">
      <style:text-properties style:font-name="Nimbus Sans" officeooo:rsid="000ebc6e"/>
    </style:style>
    <style:style style:name="T9" style:family="text">
      <style:text-properties style:font-name="Nimbus Sans" officeooo:rsid="0010b7a4"/>
    </style:style>
    <style:style style:name="T10" style:family="text">
      <style:text-properties style:font-name="Nimbus Sans" officeooo:rsid="00116307"/>
    </style:style>
    <style:style style:name="T11" style:family="text">
      <style:text-properties style:font-name="Nimbus Sans" officeooo:rsid="00127fed"/>
    </style:style>
    <style:style style:name="T12" style:family="text">
      <style:text-properties style:font-name="Nimbus Sans" officeooo:rsid="00141142"/>
    </style:style>
    <style:style style:name="T13" style:family="text">
      <style:text-properties style:font-name="Nimbus Sans" officeooo:rsid="00145290"/>
    </style:style>
    <style:style style:name="T14" style:family="text">
      <style:text-properties style:font-name="Nimbus Sans" officeooo:rsid="0015deeb"/>
    </style:style>
    <style:style style:name="T15" style:family="text">
      <style:text-properties style:font-name="Nimbus Sans" officeooo:rsid="0017d4dc"/>
    </style:style>
    <style:style style:name="T16" style:family="text">
      <style:text-properties style:text-position="super 58%" style:font-name="Nimbus Sans" officeooo:rsid="001163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Processes Involved in Heredity</text:p>
      <text:p text:style-name="P1"/>
      <text:p text:style-name="P6"><text:span text:style-name="T4">In organism reproduction of any kind, offspring shares the ge</text:span><text:span text:style-name="T5">nes</text:span><text:span text:style-name="T4"> of their parents. In the case of asexual reproduction </text:span><text:span text:style-name="T5">this is done by the organism replicating itself, creating genetically identical offspring. This differs to sexual reproduction </text:span><text:span text:style-name="T6">where there offspring has two parents and shares </text:span><text:span text:style-name="T7">traits</text:span><text:span text:style-name="T6"> from both parents </text:span><text:span text:style-name="T7">but is genetically different to both parents. The process of these traits passing to offspring is called heredity. This process starts with </text:span><text:span text:style-name="T8">m</text:span><text:span text:style-name="T12">e</text:span><text:span text:style-name="T8">iosis. M</text:span><text:span text:style-name="T12">e</text:span><text:span text:style-name="T8">iosis is a type of cell division exclusively used by </text:span><text:span text:style-name="T11">gametes</text:span><text:span text:style-name="T8"> to reduce the number of chromosomes in the cells to have only one of each type</text:span><text:bookmark text:name="js-intext-string-0"/><text:span text:style-name="T8"> </text:span><text:span text:style-name="T2">(Villeneuve &amp; Hillers, 2001)</text:span><text:span text:style-name="T8">. </text:span><text:span text:style-name="T9">This is necessary as the fertilised egg should have one of each chromosome </text:span><text:span text:style-name="T10">of each 24 types. </text:span><text:span text:style-name="T11">I</text:span><text:span text:style-name="T10">f it doesn’t the </text:span><text:span text:style-name="T11">zygote</text:span><text:span text:style-name="T10"> may be viable if it has three copies of the 13</text:span><text:span text:style-name="T16">th</text:span><text:span text:style-name="T10">, 18</text:span><text:span text:style-name="T16">th</text:span><text:span text:style-name="T10"> or 21</text:span><text:span text:style-name="T16">st</text:span><text:span text:style-name="T10"> chromosome </text:span><text:span text:style-name="T11">however will be born with a genetic disorder. In this process of m</text:span><text:span text:style-name="T12">e</text:span><text:span text:style-name="T11">iosis </text:span><text:span text:style-name="T12">the most </text:span><text:span text:style-name="T14">important</text:span><text:span text:style-name="T13"> </text:span><text:span text:style-name="T14">part</text:span><text:span text:style-name="T12"> for passing trait</text:span><text:span text:style-name="T13">s to offspring is meiotic recombination. In this </text:span><text:span text:style-name="T14">function of prophase I the chromosomes physically swap genetic information before splitting into different creating gametes with unique chromosomes </text:span><text:bookmark text:name="js-intext-string-01"/><text:span text:style-name="T3">(Kohl &amp; Sekelsky, 2013). This recombination means that each offspring has half of their fathers genes and half of their mothers genes</text:span></text:p>
      <text:p text:style-name="P2">Reference List</text:p>
      <text:p text:style-name="P3"/>
      <text:p text:style-name="P5"><text:bookmark text:name="js-reference-string-1"/>Villeneuve, A., &amp; Hillers, K. (2001). Whence Meiosis?. <text:span text:style-name="T1">Cell</text:span>, <text:span text:style-name="T1">106</text:span>(6), 647-650. https://doi.org/10.1016/s0092-8674(01)00500-1</text:p>
      <text:p text:style-name="P3"/>
      <text:p text:style-name="P5"><text:bookmark text:name="js-reference-string-01"/>Kohl, K., &amp; Sekelsky, J. (2013). Meiotic and Mitotic Recombination in Meiosis. <text:span text:style-name="T1">Genetics</text:span>, <text:span text:style-name="T1">194</text:span>(2), 327-334. https://doi.org/10.1534/genetics.113.150581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A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13:04:08.790470808</meta:creation-date>
    <dc:date>2022-08-16T11:23:30.342884055</dc:date>
    <meta:editing-duration>PT1H18M3S</meta:editing-duration>
    <meta:editing-cycles>11</meta:editing-cycles>
    <meta:generator>LibreOffice/7.3.5.2$Linux_X86_64 LibreOffice_project/30$Build-2</meta:generator>
    <meta:document-statistic meta:table-count="0" meta:image-count="0" meta:object-count="0" meta:page-count="2" meta:paragraph-count="5" meta:word-count="242" meta:character-count="1597" meta:non-whitespace-character-count="1360"/>
  </office:meta>
</office:document-meta>
</file>